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4pt" officeooo:rsid="000571ac" officeooo:paragraph-rsid="000571ac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0571ac" officeooo:paragraph-rsid="000571ac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paragraph-rsid="000571ac"/>
    </style:style>
    <style:style style:name="P4" style:family="paragraph" style:parent-style-name="Standard">
      <style:paragraph-properties fo:text-align="start" style:justify-single-word="false"/>
      <style:text-properties fo:font-size="14pt" officeooo:rsid="000571ac" officeooo:paragraph-rsid="000571ac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2" style:family="text">
      <style:text-properties officeooo:rsid="000571ac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f.: S341</text:p>
      <text:p text:style-name="P1"/>
      <text:p text:style-name="P2">Sr. Martí Florit Gual</text:p>
      <text:p text:style-name="P2">Carrer Rovellada de Baix, 60</text:p>
      <text:p text:style-name="P2">07703, Maó</text:p>
      <text:p text:style-name="P2"/>
      <text:p text:style-name="P2"/>
      <text:p text:style-name="P2"/>
      <text:p text:style-name="P2"/>
      <text:p text:style-name="P3"><text:span text:style-name="T2">Us Deman que us presenteu en aquesta oficina, el pròxim dijous día 14 d’Abril, al horari de 10:00 a 12:30, amb el fi de poder firmar </text:span><text:bookmark text:name="docs-internal-guid-a9bda545-7fff-b011-b3f4-67f4ae2c21aa"/><text:span text:style-name="T1">un document imprescindible per a tramitar el Model 061 de la nostra empresa.</text:span></text:p>
      <text:p text:style-name="P3"><text:span text:style-name="T1"/></text:p>
      <text:p text:style-name="P4"><text:span text:style-name="T1">La falta d’assistència d’aquell día comportarà l’arxivament de l’expedient.</text:span></text:p>
      <text:p text:style-name="P4"><text:span text:style-name="T1"/></text:p>
      <text:p text:style-name="P4"><text:span text:style-name="T1">La secretària de l’empresa.</text:span></text:p>
      <text:p text:style-name="P4"><text:span text:style-name="T1"/></text:p>
      <text:p text:style-name="P4"><text:span text:style-name="T1"/></text:p>
      <text:p text:style-name="P4"><text:span text:style-name="T1">[rúbrica]</text:span></text:p>
      <text:p text:style-name="P4"><text:span text:style-name="T1"/></text:p>
      <text:p text:style-name="P4"><text:span text:style-name="T1"/></text:p>
      <text:p text:style-name="P4"><text:span text:style-name="T1">Hisenda Pelegrí Ramos</text:span></text:p>
      <text:p text:style-name="P4"><text:span text:style-name="T1"/></text:p>
      <text:p text:style-name="P4"><text:span text:style-name="T1">Maó, 8 d’abril de 2023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>Documentació que cal aportar:</text:span></text:p>
      <text:p text:style-name="P4"><text:span text:style-name="T1">— DNI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2T13:54:11.761496563</meta:creation-date>
    <meta:generator>LibreOffice/7.5.7.1$Linux_X86_64 LibreOffice_project/50$Build-1</meta:generator>
    <dc:date>2023-11-12T14:37:58.166244774</dc:date>
    <meta:editing-duration>PT17M17S</meta:editing-duration>
    <meta:editing-cycles>1</meta:editing-cycles>
    <meta:document-statistic meta:table-count="0" meta:image-count="0" meta:object-count="0" meta:page-count="1" meta:paragraph-count="12" meta:word-count="79" meta:character-count="466" meta:non-whitespace-character-count="398"/>
  </office:meta>
</office:document-meta>
</file>